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2708in" fo:margin-left="0.016in" fo:margin-top="0in" fo:margin-bottom="0in" table:align="left" style:writing-mode="lr-tb"/>
    </style:style>
    <style:style style:name="Table2.A" style:family="table-column">
      <style:table-column-properties style:column-width="3.12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7f7f7f"/>
    </style:style>
    <style:style style:name="Table2.A2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2.B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A4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2.B4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A8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2.B8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P3" style:family="paragraph" style:parent-style-name="Footer">
      <style:text-properties fo:text-transform="uppercase" fo:color="#808080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text-transform="uppercase" fo:language="en" fo:country="US" fo:font-weight="bold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language="en" fo:country="US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language="de" fo:country="DE" officeooo:rsid="000e6f28" officeooo:paragraph-rsid="000e6f28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language="de" fo:country="DE" officeooo:paragraph-rsid="000ecdfb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language="de" fo:country="DE" officeooo:paragraph-rsid="00108275"/>
    </style:style>
    <style:style style:name="P11" style:family="paragraph" style:parent-style-name="Heading_20_1" style:master-page-name="Standard">
      <style:paragraph-properties style:page-number="auto"/>
      <style:text-properties fo:language="en" fo:country="US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language="de" fo:country="DE" officeooo:paragraph-rsid="0014c4a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language="de" fo:country="DE" officeooo:rsid="0013588f" officeooo:paragraph-rsid="0013588f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language="de" fo:country="DE" officeooo:rsid="0019074a" officeooo:paragraph-rsid="0019074a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text-transform="uppercase" fo:language="en" fo:country="US" fo:font-weight="bold" officeooo:rsid="0019074a" officeooo:paragraph-rsid="0019074a" style:font-weight-asian="bold" style:font-weight-complex="bold"/>
    </style:style>
    <style:style style:name="T1" style:family="text">
      <style:text-properties fo:language="en" fo:country="US" officeooo:rsid="0017357d"/>
    </style:style>
    <style:style style:name="T2" style:family="text">
      <style:text-properties fo:language="en" fo:country="US" officeooo:rsid="001838da"/>
    </style:style>
    <style:style style:name="T3" style:family="text">
      <style:text-properties fo:language="en" fo:country="US" officeooo:rsid="0014c4a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cdfb" style:font-style-asian="italic" style:font-style-complex="italic"/>
    </style:style>
    <style:style style:name="T6" style:family="text">
      <style:text-properties fo:font-style="italic" officeooo:rsid="00108275" style:font-style-asian="italic" style:font-style-complex="italic"/>
    </style:style>
    <style:style style:name="T7" style:family="text">
      <style:text-properties fo:font-style="italic" officeooo:rsid="0013588f" style:font-style-asian="italic" style:font-style-complex="italic"/>
    </style:style>
    <style:style style:name="T8" style:family="text">
      <style:text-properties fo:font-style="italic" officeooo:rsid="0014c4a7" style:font-style-asian="italic" style:font-style-complex="italic"/>
    </style:style>
    <style:style style:name="T9" style:family="text">
      <style:text-properties fo:font-style="italic" officeooo:rsid="00189a23" style:font-style-asian="italic" style:font-style-complex="italic"/>
    </style:style>
    <style:style style:name="T10" style:family="text">
      <style:text-properties fo:font-style="italic" officeooo:rsid="001838da" style:font-style-asian="italic" style:font-style-complex="italic"/>
    </style:style>
    <style:style style:name="T11" style:family="text">
      <style:text-properties fo:font-style="italic" officeooo:rsid="0017357d" style:font-style-asian="italic" style:font-style-complex="italic"/>
    </style:style>
    <style:style style:name="T12" style:family="text">
      <style:text-properties fo:font-style="italic" officeooo:rsid="001ab177" style:font-style-asian="italic" style:font-style-complex="italic"/>
    </style:style>
    <style:style style:name="T13" style:family="text">
      <style:text-properties officeooo:rsid="000ecdfb"/>
    </style:style>
    <style:style style:name="T14" style:family="text">
      <style:text-properties officeooo:rsid="0010827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08275" style:font-style-asian="normal" style:font-style-complex="normal"/>
    </style:style>
    <style:style style:name="T17" style:family="text">
      <style:text-properties fo:font-style="normal" officeooo:rsid="001838da" style:font-style-asian="normal" style:font-style-complex="normal"/>
    </style:style>
    <style:style style:name="T18" style:family="text">
      <style:text-properties officeooo:rsid="0013588f"/>
    </style:style>
    <style:style style:name="T19" style:family="text">
      <style:text-properties officeooo:rsid="0014c4a7"/>
    </style:style>
    <style:style style:name="T20" style:family="text">
      <style:text-properties officeooo:rsid="0017357d"/>
    </style:style>
    <style:style style:name="T21" style:family="text">
      <style:text-properties officeooo:rsid="001838da"/>
    </style:style>
    <style:style style:name="T22" style:family="text">
      <style:text-properties officeooo:rsid="001ab1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Ubiquitous Language</text:h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term</text:p>
          </table:table-cell>
          <table:table-cell table:style-name="Table2.A1" office:value-type="string">
            <text:p text:style-name="P6">definition</text:p>
          </table:table-cell>
        </table:table-row>
        <table:table-row table:style-name="Table2.1">
          <table:table-cell table:style-name="Table2.A2" office:value-type="string">
            <text:p text:style-name="P6">hoLyday mode</text:p>
          </table:table-cell>
          <table:table-cell table:style-name="Table2.B2" office:value-type="string">
            <text:p text:style-name="P12"><text:span text:style-name="T19">Wenn der </text:span><text:span text:style-name="T8">Holyday Mode</text:span><text:span text:style-name="T19"> </text:span><text:span text:style-name="T20">aktiv bekommt der entsprechende </text:span><text:span text:style-name="T11">Roommate</text:span><text:span text:style-name="T20"> bzw. die entsprechenden </text:span><text:span text:style-name="T11">Roommates</text:span><text:span text:style-name="T20"> keine </text:span><text:span text:style-name="T11">Tasks</text:span><text:span text:style-name="T20"> zugewiesen. Er wird benutzt, wenn einer </text:span><text:span text:style-name="T21">oder mehrere der </text:span><text:span text:style-name="T10">Roommates</text:span><text:span text:style-name="T21"> nicht Zuhause sind. Solange noch mindestens ein </text:span><text:span text:style-name="T17">Roommate</text:span><text:span text:style-name="T21"> Zuhause ist werden die Tasks an die übrigen </text:span><text:span text:style-name="T10">Roommates</text:span><text:span text:style-name="T21"> verteilt. Sollte kein </text:span><text:span text:style-name="T10">Roommate</text:span><text:span text:style-name="T21"> mehr Zuhause sein, so werden die Tasks gar nicht angezeigt.</text:span></text:p>
          </table:table-cell>
        </table:table-row>
        <table:table-row table:style-name="Table2.1">
          <table:table-cell table:style-name="Table2.A3" office:value-type="string">
            <text:p text:style-name="P6">household</text:p>
          </table:table-cell>
          <table:table-cell table:style-name="Table2.B3" office:value-type="string">
            <text:p text:style-name="P13">Ein <text:span text:style-name="T4">Hous</text:span><text:span text:style-name="T9">e</text:span><text:span text:style-name="T4">hold</text:span> beinhaltet mehrere <text:span text:style-name="T4">Roommate</text:span><text:span text:style-name="T8">s</text:span><text:span text:style-name="T19">, die für die Abarbeitung verschiedener </text:span><text:span text:style-name="T8">Tasks</text:span><text:span text:style-name="T19"> zuständig sind.</text:span></text:p>
          </table:table-cell>
        </table:table-row>
        <table:table-row table:style-name="Table2.1">
          <table:table-cell table:style-name="Table2.A4" office:value-type="string">
            <text:p text:style-name="P15">Repetitive Task</text:p>
          </table:table-cell>
          <table:table-cell table:style-name="Table2.B4" office:value-type="string">
            <text:p text:style-name="P14">Ein <text:span text:style-name="T4">repetitive Task </text:span><text:span text:style-name="T15">ist ein</text:span><text:span text:style-name="T4"> Task</text:span><text:span text:style-name="T15"> der in regelmäßigen </text:span><text:span text:style-name="T4">Time Intervals </text:span><text:span text:style-name="T15">erledigt werden muss.</text:span></text:p>
          </table:table-cell>
        </table:table-row>
        <table:table-row table:style-name="Table2.1">
          <table:table-cell table:style-name="Table2.A2" office:value-type="string">
            <text:p text:style-name="P6">roommate</text:p>
          </table:table-cell>
          <table:table-cell table:style-name="Table2.B2" office:value-type="string">
            <text:p text:style-name="P10"><text:span text:style-name="T14">Ein </text:span><text:span text:style-name="T6">Roommate </text:span><text:span text:style-name="T14">ist eine reale Person, </text:span><text:span text:style-name="T18">die mit <text:s/>anderen Personen in einem Haushalt (</text:span><text:span text:style-name="T7">Household</text:span><text:span text:style-name="T18">) zusammenlebt.</text:span></text:p>
          </table:table-cell>
        </table:table-row>
        <table:table-row table:style-name="Table2.1">
          <table:table-cell table:style-name="Table2.A6" office:value-type="string">
            <text:p text:style-name="P6">task</text:p>
          </table:table-cell>
          <table:table-cell table:style-name="Table2.B6" office:value-type="string">
            <text:p text:style-name="P8">Ein <text:span text:style-name="T4">Task</text:span> ist eine einmalige anfallende Aufgabe, die erledigt werden muss.</text:p>
          </table:table-cell>
        </table:table-row>
        <table:table-row table:style-name="Table2.1">
          <table:table-cell table:style-name="Table2.A2" office:value-type="string">
            <text:p text:style-name="P6">Time Interval</text:p>
          </table:table-cell>
          <table:table-cell table:style-name="Table2.B2" office:value-type="string">
            <text:p text:style-name="P8">Ein <text:span text:style-name="T4">Time Interval </text:span>legt fest in welchen Abständen eine bestimmte<text:span text:style-name="T22">r</text:span><text:span text:style-name="T12"> repetitive Tasks</text:span><text:span text:style-name="T5"> </text:span><text:span text:style-name="T13">erledigt werden müssen</text:span></text:p>
          </table:table-cell>
        </table:table-row>
        <table:table-row table:style-name="Table2.1">
          <table:table-cell table:style-name="Table2.A8" office:value-type="string">
            <text:p text:style-name="P6">to Do list</text:p>
          </table:table-cell>
          <table:table-cell table:style-name="Table2.B8" office:value-type="string">
            <text:p text:style-name="P9"><text:span text:style-name="T13">Eine </text:span><text:span text:style-name="T5">To Do List </text:span><text:span text:style-name="T16">beinhaltet die </text:span><text:span text:style-name="T6">Tasks, </text:span><text:span text:style-name="T16">die einem bestimmten </text:span><text:span text:style-name="T6">Roommate</text:span><text:span text:style-name="T16"> zugeordnet ist und gegebenenfalls eine in einem bestimmten </text:span><text:span text:style-name="T6">Time Interval</text:span><text:span text:style-name="T16"> erledigt werden müssen.</text:span>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in" style:rel-width="100%" fo:margin-top="0in" fo:margin-bottom="0in" table:align="center" style:writing-mode="lr-tb"/>
    </style:style>
    <style:style style:name="Table1.A" style:family="table-column">
      <style:table-column-properties style:column-width="3.1604in" style:rel-column-width="32872*"/>
    </style:style>
    <style:style style:name="Table1.B" style:family="table-column">
      <style:table-column-properties style:column-width="3.1396in" style:rel-column-width="32662*"/>
    </style:style>
    <style:style style:name="Table1.1" style:family="table-row">
      <style:table-row-properties style:row-height="0.0799in" fo:keep-together="auto"/>
    </style:style>
    <style:style style:name="Table1.A1" style:family="table-cell">
      <style:table-cell-properties fo:background-color="#4472c4" fo:padding-left="0.0799in" fo:padding-right="0.0799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-left="0.0799in" fo:padding-right="0.0799in" fo:padding-top="0.1in" fo:padding-bottom="0.1in" fo:border="none">
        <style:background-image/>
      </style:table-cell-properties>
    </style:style>
    <style:style style:name="MP1" style:family="paragraph" style:parent-style-name="Header"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/>
      <style:text-properties fo:text-transform="uppercase" fo:font-size="9pt" style:font-size-asian="9pt"/>
    </style:style>
    <style:style style:name="MP3" style:family="paragraph" style:parent-style-name="Footer">
      <style:text-properties fo:text-transform="uppercase" fo:color="#808080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text-transform="uppercase" fo:color="#808080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Projekt: ase-cleaning-plan-app</text:p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2">
            <table:table-cell table:style-name="Table1.A2" office:value-type="string">
              <text:p text:style-name="MP3">Reitler, Isabell</text:p>
            </table:table-cell>
            <table:table-cell table:style-name="Table1.A2" office:value-type="string">
              <text:p text:style-name="MP4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itler, Isabell</meta:initial-creator>
    <meta:editing-cycles>8</meta:editing-cycles>
    <meta:creation-date>2021-01-30T11:38:00</meta:creation-date>
    <dc:date>2021-02-18T18:21:06.680448612</dc:date>
    <meta:editing-duration>PT24M4S</meta:editing-duration>
    <meta:generator>LibreOffice/6.4.6.2$Linux_X86_64 LibreOffice_project/40$Build-2</meta:generator>
    <meta:document-statistic meta:table-count="2" meta:image-count="0" meta:object-count="0" meta:page-count="1" meta:paragraph-count="20" meta:word-count="169" meta:character-count="1166" meta:non-whitespace-character-count="1016"/>
    <meta:user-defined meta:name="AppVersion">16.0000</meta:user-defined>
    <meta:user-defined meta:name="Company">SWR - Südwestrundfun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